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3695af"/>
    </style:style>
    <style:style style:name="P2" style:family="paragraph" style:parent-style-name="Standard">
      <style:text-properties officeooo:rsid="003d51bd" officeooo:paragraph-rsid="003d51bd"/>
    </style:style>
    <style:style style:name="P3" style:family="paragraph" style:parent-style-name="Standard">
      <style:text-properties officeooo:rsid="003e1c12" officeooo:paragraph-rsid="003e1c12"/>
    </style:style>
    <style:style style:name="P4" style:family="paragraph" style:parent-style-name="Standard">
      <style:text-properties officeooo:rsid="003ed645" officeooo:paragraph-rsid="003ed645"/>
    </style:style>
    <style:style style:name="P5" style:family="paragraph" style:parent-style-name="Standard">
      <style:text-properties officeooo:rsid="003ed645" officeooo:paragraph-rsid="00451f81"/>
    </style:style>
    <style:style style:name="P6" style:family="paragraph" style:parent-style-name="Standard">
      <style:text-properties officeooo:rsid="0049f23d" officeooo:paragraph-rsid="0049f23d"/>
    </style:style>
    <style:style style:name="P7" style:family="paragraph" style:parent-style-name="Text_20_body">
      <style:text-properties officeooo:paragraph-rsid="004bcae3"/>
    </style:style>
    <style:style style:name="P8" style:family="paragraph" style:parent-style-name="Text_20_body">
      <style:text-properties officeooo:paragraph-rsid="004bcae3"/>
    </style:style>
    <style:style style:name="P9" style:family="paragraph" style:parent-style-name="Text_20_body">
      <style:text-properties officeooo:paragraph-rsid="005545ca"/>
    </style:style>
    <style:style style:name="P10" style:family="paragraph" style:parent-style-name="Text_20_body">
      <style:text-properties officeooo:paragraph-rsid="00570c31"/>
    </style:style>
    <style:style style:name="T1" style:family="text">
      <style:text-properties officeooo:rsid="003d51bd"/>
    </style:style>
    <style:style style:name="T2" style:family="text">
      <style:text-properties officeooo:rsid="003f43ca"/>
    </style:style>
    <style:style style:name="T3" style:family="text">
      <style:text-properties officeooo:rsid="00451f81"/>
    </style:style>
    <style:style style:name="T4" style:family="text">
      <style:text-properties officeooo:rsid="0049f23d"/>
    </style:style>
    <style:style style:name="T5" style:family="text">
      <style:text-properties fo:color="#000000" loext:opacity="100%" style:font-name="Cascadia Mono" fo:font-size="9.5pt" style:font-size-asian="9.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Lekcja 1</text:span></text:p>
      <text:p text:style-name="P2">Temat: Podstaw programowania w WPF.</text:p>
      <text:p text:style-name="P2"/>
      <text:p text:style-name="P3">Otwieramy visual studio community I tworzymy nowy projekt wybieramy “WPF Application”.</text:p>
      <text:p text:style-name="P3"/>
      <text:p text:style-name="P4">Xaml do tworzenia środowiska graficzneg<text:span text:style-name="T2">o</text:span></text:p>
      <text:p text:style-name="P4">xaml.cs do pisania kodu</text:p>
      <text:p text:style-name="P4"/>
      <text:p text:style-name="P4">Kod ten definiuje prosty komunikat, który działa podobnie do funkcji alert w JavaScript. Funkcja MessageBox.Show w C# wyświetla okno dialogowe z podanym komunikatem.</text:p>
      <text:p text:style-name="P4"/>
      <text:p text:style-name="P4">// Podobna funkcja do alert w JavaScript</text:p>
      <text:p text:style-name="P4">// Wyświetla okno dialogowe z komunikatem "Ready"</text:p>
      <text:p text:style-name="P4">MessageBox.Show("Ready");</text:p>
      <text:p text:style-name="P4"/>
      <text:p text:style-name="P4"/>
      <text:p text:style-name="P4">Kod ten definiuje układ interfejsu użytkownika w XAML dla aplikacji WPF (Windows Presentation Foundation). Tworzy strukturę zewnętrzną z elementem Border, w którym znajduje się siatka (Grid) z trzema wierszami i trzema kolumnami. W siatce umieszczone są trzy przyciski.</text:p>
      <text:p text:style-name="P4"/>
      <text:p text:style-name="P4">&lt;Border Padding="5 20 40 50" Background="Red"&gt;</text:p>
      <text:p text:style-name="P4"><text:s text:c="4"/>&lt;!-- Definicja elementu Border z paddingiem 5 jednostek od lewej, 20 jednostek od góry, 40 jednostek od prawej i 50 jednostek od dołu oraz czerwonym tłem --&gt;</text:p>
      <text:p text:style-name="P4"/>
      <text:p text:style-name="P4"><text:s text:c="4"/>&lt;Grid Margin="5" Background="Green"&gt;</text:p>
      <text:p text:style-name="P4"><text:s text:c="8"/>&lt;!-- Definicja elementu Grid z marginesem 5 jednostek dookoła i zielonym tłem --&gt;</text:p>
      <text:p text:style-name="P4"/>
      <text:p text:style-name="P4"><text:s text:c="8"/>&lt;!-- Definicje wierszy siatki --&gt;</text:p>
      <text:p text:style-name="P4"><text:s text:c="8"/>&lt;Grid.RowDefinitions&gt;</text:p>
      <text:p text:style-name="P4"><text:s text:c="12"/>&lt;RowDefinition/&gt;</text:p>
      <text:p text:style-name="P4"><text:s text:c="12"/>&lt;RowDefinition/&gt;</text:p>
      <text:p text:style-name="P4"><text:s text:c="12"/>&lt;RowDefinition/&gt;</text:p>
      <text:p text:style-name="P4"><text:s text:c="12"/>&lt;!-- Tworzenie trzech wierszy w siatce --&gt;</text:p>
      <text:p text:style-name="P4"><text:s text:c="8"/>&lt;/Grid.RowDefinitions&gt;</text:p>
      <text:p text:style-name="P4"/>
      <text:p text:style-name="P4"><text:s text:c="8"/>&lt;!-- Definicje kolumn siatki --&gt;</text:p>
      <text:p text:style-name="P4"><text:s text:c="8"/>&lt;Grid.ColumnDefinitions&gt;</text:p>
      <text:p text:style-name="P4"><text:s text:c="12"/>&lt;ColumnDefinition Width="Auto"/&gt;</text:p>
      <text:p text:style-name="P4"><text:s text:c="12"/>&lt;ColumnDefinition Width="*"/&gt;</text:p>
      <text:p text:style-name="P4"><text:s text:c="12"/>&lt;ColumnDefinition Width="*"/&gt;</text:p>
      <text:p text:style-name="P4"><text:s text:c="12"/>&lt;!-- Tworzenie trzech kolumn w siatce, gdzie pierwsza kolumna ma szerokość automatycznie dopasowaną do zawartości, a pozostałe dwie kolumny dzielą resztę dostępnego miejsca po równo --&gt;</text:p>
      <text:p text:style-name="P4"><text:s text:c="8"/>&lt;/Grid.ColumnDefinitions&gt;</text:p>
      <text:p text:style-name="P4"/>
      <text:p text:style-name="P4"><text:s text:c="8"/>&lt;!-- Pierwszy przycisk w pierwszym wierszu i pierwszej kolumnie (domyślne ustawienie) --&gt;</text:p>
      <text:p text:style-name="P4"><text:s text:c="8"/>&lt;Button Content="First button"/&gt;</text:p>
      <text:p text:style-name="P4"><text:s text:c="8"/>&lt;!-- Tworzenie przycisku z napisem "First button" w pierwszym wierszu i pierwszej kolumnie --&gt;</text:p>
      <text:p text:style-name="P4"/>
      <text:p text:style-name="P4"><text:s text:c="8"/>&lt;!-- Drugi przycisk w drugim wierszu i drugiej kolumnie z marginesem --&gt;</text:p>
      <text:p text:style-name="P4"><text:s text:c="8"/>&lt;Button Grid.Row="1" Grid.Column="1" Content="Button #2" Margin="5 0"/&gt;</text:p>
      <text:p text:style-name="P4"><text:soft-page-break/><text:s text:c="8"/>&lt;!-- Tworzenie przycisku z napisem "Button #2" w drugim wierszu i drugiej kolumnie oraz marginesem 5 jednostek od lewej i prawej oraz bez marginesu od góry i dołu --&gt;</text:p>
      <text:p text:style-name="P4"/>
      <text:p text:style-name="P4"><text:s text:c="8"/>&lt;!-- Trzeci przycisk w trzecim wierszu i trzeciej kolumnie --&gt;</text:p>
      <text:p text:style-name="P4"><text:s text:c="8"/>&lt;Button Grid.Row="2" Grid.Column="2" Content="Button #3"/&gt;</text:p>
      <text:p text:style-name="P4"><text:s text:c="8"/>&lt;!-- Tworzenie przycisku z napisem "Button #3" w trzecim wierszu i trzeciej kolumnie --&gt;</text:p>
      <text:p text:style-name="P4"/>
      <text:p text:style-name="P4"><text:s text:c="4"/>&lt;/Grid&gt;</text:p>
      <text:p text:style-name="P4">&lt;/Border&gt;</text:p>
      <text:p text:style-name="P4"/>
      <text:p text:style-name="P4">Okno aplikacji WPF wyświetli element Border z trzema przyciskami rozmieszczonymi zgodnie z definicjami siatki:</text:p>
      <text:p text:style-name="P4"/>
      <text:p text:style-name="P5"><text:span text:style-name="T3">1. </text:span>Pierwszy przycisk w pierwszym wierszu i pierwszej kolumnie.</text:p>
      <text:p text:style-name="P5"><text:span text:style-name="T3">2. </text:span>Drugi przycisk w drugim wierszu i drugiej kolumnie.</text:p>
      <text:p text:style-name="P5"><text:span text:style-name="T3">3. </text:span>Trzeci przycisk w trzecim wierszu i trzeciej kolumnie.</text:p>
      <text:p text:style-name="P5"/>
      <text:p text:style-name="P6">Deklaracja Okna Głównego.</text:p>
      <text:p text:style-name="P6"/>
      <text:p text:style-name="P6">&lt;Window x:Class="WPF_02._09._2022_zadanie_2.MainWindow"<text:line-break/> <text:s text:c="7"/>xmlns="http://schemas.microsoft.com/winfx/2006/xaml/presentation"<text:line-break/> <text:s text:c="7"/>xmlns:x="http://schemas.microsoft.com/winfx/2006/xaml"<text:line-break/> <text:s text:c="7"/>xmlns:d="http://schemas.microsoft.com/expression/blend/2008"<text:line-break/> <text:s text:c="7"/>xmlns:mc="http://schemas.openxmlformats.org/markup-compatibility/2006"<text:line-break/> <text:s text:c="7"/>xmlns:local="clr-namespace:WPF_02._09._2022_zadanie_2"<text:line-break/> <text:s text:c="7"/>mc:Ignorable="d"<text:line-break/> <text:s text:c="7"/>Title="MainWindow" Height="450" Width="800"&gt;<text:line-break/></text:p>
      <text:p text:style-name="P9"><text:span text:style-name="T4">Określa klasę </text:span><text:span text:style-name="Source_20_Text"><text:span text:style-name="T4">MainWindow</text:span></text:span><text:span text:style-name="T4"> jako główne okno aplikacji WPF.</text:span></text:p>
      <text:p text:style-name="P9">Definiuje przestrzenie nazw używane w dokumencie XAML.</text:p>
      <text:p text:style-name="P9">Ustawia tytuł, wysokość i szerokość okna. </text:p>
      <text:p text:style-name="Text_20_body"/>
      <text:p text:style-name="Text_20_body">Obramowanie </text:p>
      <text:p text:style-name="P7">&lt;Border Padding="5"&gt;<text:line-break/></text:p>
      <text:p text:style-name="P7">Dodaje obramowanie z wypełnieniem o wartości 5 pikseli.</text:p>
      <text:p text:style-name="P7"/>
      <text:p text:style-name="P7">Siatka (Grid) </text:p>
      <text:p text:style-name="P7">&lt;Grid&gt;<text:line-break/></text:p>
      <text:p text:style-name="P7">Rozpoczyna definicję siatki dla rozmieszczenia kontrolek. </text:p>
      <text:p text:style-name="P7"/>
      <text:p text:style-name="P7">Definicje Wierszy Siatki </text:p>
      <text:p text:style-name="P10"><text:soft-page-break/>&lt;Grid.RowDefinitions&gt;<text:line-break/> <text:s text:c="3"/>&lt;RowDefinition/&gt;<text:line-break/> <text:s text:c="3"/>&lt;RowDefinition/&gt;<text:line-break/> <text:s text:c="3"/>&lt;RowDefinition/&gt;<text:line-break/>&lt;/Grid.RowDefinitions&gt;<text:line-break/></text:p>
      <text:p text:style-name="P10">Deklaruje definicje trzech wierszy siatki.</text:p>
      <text:p text:style-name="P10">Definicje Kolumn Siatki <text:line-break/>&lt;Grid.ColumnDefinitions&gt;<text:line-break/> <text:s text:c="3"/>&lt;ColumnDefinition Width="*"/&gt;<text:line-break/> <text:s text:c="3"/>&lt;ColumnDefinition Width="75"/&gt;<text:line-break/> <text:s text:c="3"/>&lt;ColumnDefinition Width="4*"/&gt;<text:line-break/>&lt;/Grid.ColumnDefinitions&gt;<text:line-break/></text:p>
      <text:p text:style-name="P10">Deklaruje definicje trzech kolumn siatki. </text:p>
      <text:p text:style-name="P10"/>
      <text:p text:style-name="P10">Kontrolki</text:p>
      <text:p text:style-name="P10">Tekst "CPU" i Pole Tekstowe dla CPU</text:p>
      <text:p text:style-name="P10"/>
      <text:p text:style-name="P10">&lt;TextBlock Text="CPU:" FontWeight="Bold" VerticalAlignment="Center"/&gt;</text:p>
      <text:p text:style-name="P10">&lt;TextBox Grid.Row="0" Grid.Column="1" Name="tb_CPU" Margin="5 0" VerticalAlignment="Center" TextChanged="TextBox_TextChanged" Padding="15 4"/&gt;</text:p>
      <text:p text:style-name="P10"/>
      <text:p text:style-name="P10">Wyświetla tekst "CPU:" z pogrubieniem i pole tekstowe dla CPU.</text:p>
      <text:p text:style-name="P10"/>
      <text:p text:style-name="P10">Przycisk "Cool Down"</text:p>
      <text:p text:style-name="P10">&lt;Button Grid.Row="0" Grid.Column="2" Name="btn_CoolDown" Content="Cool Down" IsEnabled="False" Click="btn_CoolDown_Click"/&gt;</text:p>
      <text:p text:style-name="P10"/>
      <text:p text:style-name="P10">Dodaje przycisk "Cool Down" z obsługą zdarzenia kliknięcia.</text:p>
      <text:p text:style-name="P10"/>
      <text:p text:style-name="P10">Tekst "Memory" i Pole Tekstowe dla Pamięci</text:p>
      <text:p text:style-name="P10">&lt;TextBlock Grid.Row="1" Text="Memory:" FontWeight="Bold" VerticalAlignment="Center"/&gt;</text:p>
      <text:p text:style-name="P10">&lt;TextBox Grid.Row="1" Grid.Column="1" Name="tb_memory" Margin="5 0" VerticalAlignment="Center" Padding="15 4"/&gt;</text:p>
      <text:p text:style-name="P10"/>
      <text:p text:style-name="P10"><text:soft-page-break/>Wyświetla tekst "Memory:" z pogrubieniem i pole tekstowe dla pamięci.</text:p>
      <text:p text:style-name="P10"/>
      <text:p text:style-name="P10">Panel Stosu dla Pole Wyboru</text:p>
      <text:p text:style-name="P10">&lt;StackPanel Grid.Column="2" Grid.Row="1" VerticalAlignment="Center"&gt;</text:p>
      <text:p text:style-name="P10"><text:s text:c="4"/>&lt;CheckBox Grid.Column="2" Grid.Row="1" VerticalAlignment="Center" Content="Limit use" Checked="CheckBox_Checked" Unchecked="CheckBox_Unchecked"/&gt;</text:p>
      <text:p text:style-name="P10"><text:s text:c="4"/>&lt;CheckBox Grid.Column="2" Grid.Row="1" VerticalAlignment="Center" Content="Gray" Checked="CheckBox_Checked_1" Unchecked="CheckBox_Unchecked_1"/&gt;</text:p>
      <text:p text:style-name="P10">&lt;/StackPanel&gt;</text:p>
      <text:p text:style-name="P10"/>
      <text:p text:style-name="P10">Tworzy panel stosu dla dwóch pól wyboru: "Limit use" i "Gray".</text:p>
      <text:p text:style-name="P10"/>
      <text:p text:style-name="P10">Tekst "Control" i Lista Rozwijana</text:p>
      <text:p text:style-name="P10">&lt;TextBlock Grid.Column="0" Grid.Row="2" Text="Control:"/&gt;</text:p>
      <text:p text:style-name="P10">&lt;ComboBox Grid.Column="1" Grid.Row="2" x:Name="combo" SelectedIndex="0"&gt;</text:p>
      <text:p text:style-name="P10"><text:s text:c="4"/>&lt;ComboBoxItem Content="1"/&gt;</text:p>
      <text:p text:style-name="P10"><text:s text:c="4"/>&lt;ComboBoxItem Content="2"/&gt;</text:p>
      <text:p text:style-name="P10">&lt;/ComboBox&gt;</text:p>
      <text:p text:style-name="P10"/>
      <text:p text:style-name="P10">Wyświetla tekst "Control:" i listę rozwijaną.</text:p>
      <text:p text:style-name="P10"/>
      <text:p text:style-name="P10">&lt;Window x:Class="WPF_02._09._2022_zadanie_2.MainWindow"</text:p>
      <text:p text:style-name="P10"><text:s text:c="8"/>xmlns="http://schemas.microsoft.com/winfx/2006/xaml/presentation"</text:p>
      <text:p text:style-name="P10"><text:s text:c="8"/>xmlns:x="http://schemas.microsoft.com/winfx/2006/xaml"</text:p>
      <text:p text:style-name="P10"><text:s text:c="8"/>xmlns:d="http://schemas.microsoft.com/expression/blend/2008"</text:p>
      <text:p text:style-name="P10"><text:s text:c="8"/>xmlns:mc="http://schemas.openxmlformats.org/markup-compatibility/2006"</text:p>
      <text:p text:style-name="P10"><text:s text:c="8"/>xmlns:local="clr-namespace:WPF_02._09._2022_zadanie_2"</text:p>
      <text:p text:style-name="P10"><text:s text:c="8"/>mc:Ignorable="d"</text:p>
      <text:p text:style-name="P10"><text:s text:c="8"/>Title="MainWindow" Height="450" Width="800"&gt;</text:p>
      <text:p text:style-name="P10"/>
      <text:p text:style-name="P10"><text:s text:c="4"/>&lt;Border Padding="5"&gt;</text:p>
      <text:p text:style-name="P10"><text:s text:c="8"/>&lt;!-- Dodanie obramowania z wypełnieniem o wartości 5 pikseli --&gt;</text:p>
      <text:p text:style-name="P10"><text:soft-page-break/><text:s text:c="8"/>&lt;Grid&gt;</text:p>
      <text:p text:style-name="P10"><text:s text:c="12"/>&lt;!-- Rozpoczęcie definicji siatki (grid) --&gt;</text:p>
      <text:p text:style-name="P10"/>
      <text:p text:style-name="P10"><text:s text:c="12"/>&lt;!-- Definicje siatki --&gt;</text:p>
      <text:p text:style-name="P10"><text:s text:c="12"/>&lt;Grid.RowDefinitions&gt;</text:p>
      <text:p text:style-name="P10"><text:s text:c="16"/>&lt;!-- Deklaracja definicji wierszy siatki --&gt;</text:p>
      <text:p text:style-name="P10"><text:s text:c="16"/>&lt;RowDefinition/&gt;</text:p>
      <text:p text:style-name="P10"><text:s text:c="16"/>&lt;!-- Pierwszy wiersz zajmuje dostępną przestrzeń --&gt;</text:p>
      <text:p text:style-name="P10"><text:s text:c="16"/>&lt;RowDefinition/&gt;</text:p>
      <text:p text:style-name="P10"><text:s text:c="16"/>&lt;!-- Drugi wiersz zajmuje dostępną przestrzeń --&gt;</text:p>
      <text:p text:style-name="P10"><text:s text:c="16"/>&lt;RowDefinition/&gt;</text:p>
      <text:p text:style-name="P10"><text:s text:c="16"/>&lt;!-- Trzeci wiersz zajmuje dostępną przestrzeń --&gt;</text:p>
      <text:p text:style-name="P10"><text:s text:c="12"/>&lt;/Grid.RowDefinitions&gt;</text:p>
      <text:p text:style-name="P10"/>
      <text:p text:style-name="P10"><text:s text:c="12"/>&lt;Grid.ColumnDefinitions&gt;</text:p>
      <text:p text:style-name="P10"><text:s text:c="16"/>&lt;!-- Deklaracja definicji kolumn siatki --&gt;</text:p>
      <text:p text:style-name="P10"><text:s text:c="16"/>&lt;ColumnDefinition Width="*"/&gt;</text:p>
      <text:p text:style-name="P10"><text:s text:c="16"/>&lt;!-- Pierwsza kolumna zajmuje dostępną przestrzeń z elastycznością --&gt;</text:p>
      <text:p text:style-name="P10"><text:s text:c="16"/>&lt;ColumnDefinition Width="75"/&gt;</text:p>
      <text:p text:style-name="P10"><text:s text:c="16"/>&lt;!-- Druga kolumna ma szerokość 75 pikseli --&gt;</text:p>
      <text:p text:style-name="P10"><text:s text:c="16"/>&lt;ColumnDefinition Width="4*"/&gt;</text:p>
      <text:p text:style-name="P10"><text:s text:c="16"/>&lt;!-- Trzecia kolumna zajmuje czterokrotnie więcej przestrzeni niż pierwsza --&gt;</text:p>
      <text:p text:style-name="P10"><text:s text:c="12"/>&lt;/Grid.ColumnDefinitions&gt;</text:p>
      <text:p text:style-name="P10"/>
      <text:p text:style-name="P10"><text:s text:c="12"/>&lt;!-- Kontrolki --&gt;</text:p>
      <text:p text:style-name="P10"><text:s text:c="12"/>&lt;TextBlock Text="CPU:" FontWeight="Bold" VerticalAlignment="Center"/&gt;</text:p>
      <text:p text:style-name="P10"><text:s text:c="12"/>&lt;!-- Tekst "CPU:" z pogrubieniem i wyśrodkowaniem w pionie --&gt;</text:p>
      <text:p text:style-name="P10"><text:s text:c="12"/>&lt;TextBox Grid.Row="0" Grid.Column="1" Name="tb_CPU" Margin="5 0" VerticalAlignment="Center" TextChanged="TextBox_TextChanged" Padding="15 4"/&gt;</text:p>
      <text:p text:style-name="P10"><text:s text:c="12"/>&lt;!-- Pole tekstowe dla CPU związane z wierszem 0 i kolumną 1, z marginesem, wyśrodkowaniem w pionie, obsługą zdarzenia TextChanged i wypełnieniem --&gt;</text:p>
      <text:p text:style-name="P10"/>
      <text:p text:style-name="P10"><text:soft-page-break/><text:s text:c="12"/>&lt;Button Grid.Row="0" Grid.Column="2" Name="btn_CoolDown" Content="Cool Down" IsEnabled="False" Click="btn_CoolDown_Click"/&gt;</text:p>
      <text:p text:style-name="P10"><text:s text:c="12"/>&lt;!-- Przycisk "Cool Down" związany z wierszem 0 i kolumną 2, wyłączony na starcie, z obsługą zdarzenia Click --&gt;</text:p>
      <text:p text:style-name="P10"/>
      <text:p text:style-name="P10"><text:s text:c="12"/>&lt;TextBlock Grid.Row="1" Text="Memory:" FontWeight="Bold" VerticalAlignment="Center"/&gt;</text:p>
      <text:p text:style-name="P10"><text:s text:c="12"/>&lt;!-- Tekst "Memory:" z pogrubieniem i wyśrodkowaniem w pionie --&gt;</text:p>
      <text:p text:style-name="P10"><text:s text:c="12"/>&lt;TextBox Grid.Row="1" Grid.Column="1" Name="tb_memory" Margin="5 0" VerticalAlignment="Center" Padding="15 4"/&gt;</text:p>
      <text:p text:style-name="P10"><text:s text:c="12"/>&lt;!-- Pole tekstowe dla pamięci związane z wierszem 1 i kolumną 1, z marginesem, wyśrodkowaniem w pionie i wypełnieniem --&gt;</text:p>
      <text:p text:style-name="P10"/>
      <text:p text:style-name="P10"><text:s text:c="12"/>&lt;StackPanel Grid.Column="2" Grid.Row="1" VerticalAlignment="Center"&gt;</text:p>
      <text:p text:style-name="P10"><text:s text:c="16"/>&lt;!-- Panel stosu związany z wierszem 1 i kolumną 2, wyśrodkowany w pionie --&gt;</text:p>
      <text:p text:style-name="P10"><text:s text:c="16"/>&lt;CheckBox Grid.Column="2" Grid.Row="1" VerticalAlignment="Center" Content="Limit use" Checked="CheckBox_Checked" Unchecked="CheckBox_Unchecked"/&gt;</text:p>
      <text:p text:style-name="P10"><text:s text:c="16"/>&lt;!-- Pole wyboru "Limit use" związane z obsługą zdarzeń Checked i Unchecked --&gt;</text:p>
      <text:p text:style-name="P10"><text:s text:c="16"/>&lt;CheckBox Grid.Column="2" Grid.Row="1" VerticalAlignment="Center" Content="Gray" Checked="CheckBox_Checked_1" Unchecked="CheckBox_Unchecked_1"/&gt;</text:p>
      <text:p text:style-name="P10"><text:s text:c="16"/>&lt;!-- Pole wyboru "Gray" związane z obsługą zdarzeń Checked i Unchecked --&gt;</text:p>
      <text:p text:style-name="P10"><text:s text:c="12"/>&lt;/StackPanel&gt;</text:p>
      <text:p text:style-name="P10"/>
      <text:p text:style-name="P10"><text:s text:c="12"/>&lt;TextBlock Grid.Column="0" Grid.Row="2" Text="Control:"/&gt;</text:p>
      <text:p text:style-name="P10"><text:s text:c="12"/>&lt;!-- Tekst "Control:" związany z wierszem 2 i kolumną 0 --&gt;</text:p>
      <text:p text:style-name="P10"><text:s text:c="12"/>&lt;ComboBox Grid.Column="1" Grid.Row="2" x:Name="combo" SelectedIndex="0"&gt;</text:p>
      <text:p text:style-name="P10"><text:s text:c="16"/>&lt;!-- Lista rozwijana związana z wierszem 2 i kolumną 1, z wybranym indeksem 0 --&gt;</text:p>
      <text:p text:style-name="P10"><text:s text:c="16"/>&lt;ComboBoxItem Content="1"/&gt;</text:p>
      <text:p text:style-name="P10"><text:s text:c="16"/>&lt;!-- Pozycja 1 --&gt;</text:p>
      <text:p text:style-name="P10"><text:s text:c="16"/>&lt;ComboBoxItem Content="2"/&gt;</text:p>
      <text:p text:style-name="P10"><text:s text:c="16"/>&lt;!-- Pozycja 2 --&gt;</text:p>
      <text:p text:style-name="P10"><text:s text:c="12"/>&lt;/ComboBox&gt;</text:p>
      <text:p text:style-name="P10"/>
      <text:p text:style-name="P10"><text:s text:c="8"/>&lt;/Grid&gt;</text:p>
      <text:p text:style-name="P10"><text:soft-page-break/><text:s text:c="8"/>&lt;!-- Zamknięcie definicji siatki --&gt;</text:p>
      <text:p text:style-name="P10"><text:s text:c="4"/>&lt;/Border&gt;</text:p>
      <text:p text:style-name="P10"><text:s text:c="4"/>&lt;!-- Zamknięcie obramowania --&gt;</text:p>
      <text:p text:style-name="P10">&lt;/Window&gt;</text:p>
      <text:p text:style-name="P10">&lt;!-- Zamknięcie okna →</text:p>
      <text:p text:style-name="P10"/>
      <text:p text:style-name="P10"/>
      <text:p text:style-name="P10">using System.Windows;</text:p>
      <text:p text:style-name="P10">using System.Windows.Controls;</text:p>
      <text:p text:style-name="P10"/>
      <text:p text:style-name="P10">namespace WPF_02._09._2022_zadanie_2</text:p>
      <text:p text:style-name="P10">{</text:p>
      <text:p text:style-name="P10"><text:s text:c="4"/>/// &lt;summary&gt;</text:p>
      <text:p text:style-name="P10"><text:s text:c="4"/>/// Logika interakcji dla klasy MainWindow.xaml</text:p>
      <text:p text:style-name="P10"><text:s text:c="4"/>/// &lt;/summary&gt;</text:p>
      <text:p text:style-name="P10"><text:s text:c="4"/>public partial class MainWindow : Window</text:p>
      <text:p text:style-name="P10"><text:s text:c="4"/>{</text:p>
      <text:p text:style-name="P10"><text:s text:c="8"/>public MainWindow()</text:p>
      <text:p text:style-name="P10"><text:s text:c="8"/>{</text:p>
      <text:p text:style-name="P10"><text:s text:c="12"/>InitializeComponent();</text:p>
      <text:p text:style-name="P10"><text:s text:c="8"/>}</text:p>
      <text:p text:style-name="P10"/>
      <text:p text:style-name="P10"><text:s text:c="8"/>// Metoda wywoływana przy zmianie tekstu w polu tekstowym tb_CPU</text:p>
      <text:p text:style-name="P10"><text:s text:c="8"/>private void TextBox_TextChanged(object sender, TextChangedEventArgs e)</text:p>
      <text:p text:style-name="P10"><text:s text:c="8"/>{</text:p>
      <text:p text:style-name="P10"><text:s text:c="12"/>// Włączenie przycisku btn_CoolDown po zmianie tekstu</text:p>
      <text:p text:style-name="P10"><text:s text:c="12"/>btn_CoolDown.IsEnabled = true;</text:p>
      <text:p text:style-name="P10"><text:s text:c="8"/>}</text:p>
      <text:p text:style-name="P10"/>
      <text:p text:style-name="P10"><text:s text:c="8"/>// Metoda wywoływana przy zaznaczeniu CheckBox "Limit use"</text:p>
      <text:p text:style-name="P10"><text:s text:c="8"/>private void CheckBox_Checked(object sender, RoutedEventArgs e)</text:p>
      <text:p text:style-name="P10"><text:s text:c="8"/>{</text:p>
      <text:p text:style-name="P10"><text:soft-page-break/><text:s text:c="12"/>// Ustawienie pola tekstowego tb_memory jako tylko do odczytu</text:p>
      <text:p text:style-name="P10"><text:s text:c="12"/>tb_memory.IsReadOnly = true;</text:p>
      <text:p text:style-name="P10"><text:s text:c="8"/>}</text:p>
      <text:p text:style-name="P10"/>
      <text:p text:style-name="P10"><text:s text:c="8"/>// Metoda wywoływana przy odznaczeniu CheckBox "Limit use"</text:p>
      <text:p text:style-name="P10"><text:s text:c="8"/>private void CheckBox_Unchecked(object sender, RoutedEventArgs e)</text:p>
      <text:p text:style-name="P10"><text:s text:c="8"/>{</text:p>
      <text:p text:style-name="P10"><text:s text:c="12"/>// Ustawienie pola tekstowego tb_memory jako edytowalnego</text:p>
      <text:p text:style-name="P10"><text:s text:c="12"/>tb_memory.IsReadOnly = false;</text:p>
      <text:p text:style-name="P10"><text:s text:c="8"/>}</text:p>
      <text:p text:style-name="P10"/>
      <text:p text:style-name="P10"><text:s text:c="8"/>// Metoda wywoływana przy zaznaczeniu CheckBox "Gray"</text:p>
      <text:p text:style-name="P10"><text:s text:c="8"/>private void CheckBox_Checked_1(object sender, RoutedEventArgs e)</text:p>
      <text:p text:style-name="P10"><text:s text:c="8"/>{</text:p>
      <text:p text:style-name="P10"><text:s text:c="12"/>// Wyświetlenie komunikatu po kliknięciu w CheckBox "Gray"</text:p>
      <text:p text:style-name="P10"><text:s text:c="12"/>MessageBox.Show("clicked");</text:p>
      <text:p text:style-name="P10"><text:s text:c="8"/>}</text:p>
      <text:p text:style-name="P10"/>
      <text:p text:style-name="P10"><text:s text:c="8"/>// Metoda wywoływana przy odznaczeniu CheckBox "Gray"</text:p>
      <text:p text:style-name="P10"><text:s text:c="8"/>private void CheckBox_Unchecked_1(object sender, RoutedEventArgs e)</text:p>
      <text:p text:style-name="P10"><text:s text:c="8"/>{</text:p>
      <text:p text:style-name="P10"><text:s text:c="12"/>// Dodatkowy kod obsługi odznaczenia CheckBox "Gray"</text:p>
      <text:p text:style-name="P10"><text:s text:c="12"/>// Możesz dodać tutaj dodatkowe instrukcje w razie potrzeby</text:p>
      <text:p text:style-name="P10"><text:s text:c="8"/>}</text:p>
      <text:p text:style-name="P10"/>
      <text:p text:style-name="P10"><text:s text:c="8"/>// Metoda wywoływana po kliknięciu przycisku "Cool Down"</text:p>
      <text:p text:style-name="P10"><text:s text:c="8"/>private void btn_CoolDown_Click(object sender, RoutedEventArgs e)</text:p>
      <text:p text:style-name="P10"><text:s text:c="8"/>{</text:p>
      <text:p text:style-name="P10"><text:s text:c="12"/>// Ustawienie tekstu w polu tekstowym tb_CPU na "10%"</text:p>
      <text:p text:style-name="P10"><text:s text:c="12"/>tb_CPU.Text = "10%";</text:p>
      <text:p text:style-name="P10"><text:s text:c="8"/>}</text:p>
      <text:p text:style-name="P10"><text:s text:c="4"/>}</text:p>
      <text:p text:style-name="P10"><text:soft-page-break/>}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0T15:55:38.758938210</meta:creation-date>
    <dc:date>2024-06-12T16:04:19.724000000</dc:date>
    <meta:editing-duration>PT4H9M7S</meta:editing-duration>
    <meta:editing-cycles>70</meta:editing-cycles>
    <meta:generator>LibreOffice/24.2.2.2$Windows_X86_64 LibreOffice_project/d56cc158d8a96260b836f100ef4b4ef25d6f1a01</meta:generator>
    <meta:document-statistic meta:table-count="0" meta:image-count="0" meta:object-count="0" meta:page-count="9" meta:paragraph-count="199" meta:word-count="1169" meta:character-count="11710" meta:non-whitespace-character-count="9274"/>
  </office:meta>
</office:document-meta>
</file>